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4pt" style:font-size-asian="14pt" style:font-size-complex="14pt"/>
    </style:style>
    <style:style style:name="P2" style:family="paragraph" style:parent-style-name="Standard">
      <style:paragraph-properties fo:text-align="justify" style:justify-single-word="false"/>
      <style:text-properties style:font-name="Liberation Sans" fo:font-size="14pt" officeooo:rsid="0001ef59" officeooo:paragraph-rsid="0001ef59"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rthlings</text:p>
      <text:h text:style-name="Heading_20_1" text:outline-level="1">Dogs</text:h>
      <text:p text:style-name="P1"/>
      <text:p text:style-name="P1">For pet stores, most of their animals are acquired from puppy mills. They are often backyard operations that expose animals to filthy overcrowded conditions with no veterinary care or socialization. Dogs from puppy mills often exhibit physical and psychological problems as they grow up. An estimated 25 million animals become homeless every year, with an average of 9 million who die on the streets. The remaining 16 million die in pounds or shelters that have no room for them and are forced to kill them. There are over 60,000 euthanasia per day. Some shelters with budget constraints are forced to use gas chambers. In a gas chamber, animals are packed very tightly and can take as long as 20 minutes to die.</text:p>
      <text:p text:style-name="P1"/>
      <text:h text:style-name="Heading_20_1" text:outline-level="1">Cows</text:h>
      <text:p text:style-name="P1"/>
      <text:p text:style-name="P1">More than 10,000 times a minute, in excess of six billion times a year, just in the United States, life is literally drained from cows. For beef, the animals are all branded. Dehorning usually follows, never with anesthetic. In transportation, animals are packed so tightly into trucks they are practically on top of one another. Heat, freezing temperatures, fatigue, trauma and health conditions will kill some of these animals in route to the slaughterhouses. Milking cows are kept chained to their stalls all day long, receiving no exercise. Pesticides and antibiotics are also used to increase their milk productivity. Normally, cows can live as long as 20 years, but milking cows generally die within four. The captive bolt gun, which was designed to reduce animals unconscious without causing pain, fires a steal bolt that is powered by compressed air or a blank cartridge right into the animal's brain. Sometimes, the cattle is hoisted up and his or her throat is slit. Though the animal has received a captive bolt to the head, which is supposed to have rendered him or her senseless, sometimes, the animal is still conscious. Sometimes, they are still alive even after they have been bled and are well on their way down the assembly line to be butchered.</text:p>
      <text:p text:style-name="P1"/>
      <text:p text:style-name="P1"/>
      <text:p text:style-name="P1"/>
      <text:p text:style-name="P1"/>
      <text:p text:style-name="P1"/>
      <text:h text:style-name="Heading_20_1" text:outline-level="1"><text:soft-page-break/>Veal</text:h>
      <text:p text:style-name="P1"/>
      <text:p text:style-name="P1">Veal, taken from their mothers within two days of birth, are tied at the neck and kept restricted to keep their muscles from developing, fed an iron-deficient liquid, denied bedding, water and light. After four months of this miserable existence, they are slaughtered.</text:p>
      <text:p text:style-name="P1"/>
      <text:h text:style-name="Heading_20_1" text:outline-level="1">Pigs</text:h>
      <text:p text:style-name="P1"/>
      <text:p text:style-name="P1">Thousand factory farms are breeding machines, where pigs are continually pregnant by means of artificial insemination. Large pig marked factories will manufacture, as they like to call it, between 50,000 and 600,000 pigs a year, each. Tail docking is a practice derived from the lack of space and stressful living conditions so as to keep pigs biting each other's tails off. This is done without anesthetic. Ear clipping is a similar procedure also administered without anesthetic, as well as teeth cutting. Castration is also done without painkillers or anesthetic, and will supposedly produce a more fatty grade of meat. Electric prods are used handling. Electrocution is another method of slaughter. Throat slitting, however, is still the least expensive way to kill an animal. After knife sticking, pigs are shackled, suspended on a bleed wheel and immersed in scalding tanks to remove their bristle. Many are still struggling as they are dunked upside down in tanks of steaming water, but they are submerged and drowned.</text:p>
      <text:p text:style-name="P1"/>
      <text:h text:style-name="Heading_20_1" text:outline-level="1">Chicken</text:h>
      <text:p text:style-name="P1"/>
      <text:p text:style-name="P1">In regard to poultry, Americans currently consume as much chicken in a single day as they did in an entire year in 1930. The largest broiler companies in the world now slaughter more than 8.5 million birds in a single week. Debeaking prevents feather pecking and cannibalism in frustrated chickens, caused by overcrowding in single areas, where they are unable to establish a social order. Today, done with infant chicks, the procedure is carried out very quickly, about 15 birds a minute. Such haste means the temperature and sharpness of the blade varies, resulting in sloppy cutting and serious injury to the bird. Anywhere from sixty to ninety thousand birds can be crowded together in a single building. Although their beaks are severed, they attempt to peck each other. For hens, they live in a laying warehouse, crammed inside so-called battery cages. Many lose their feathers and develop sores from rubbing against the wire cage. <text:soft-page-break/>Crowding prevents them from spreading their wings and the hens cannot even fulfill minimal natural instincts. During transportation, they suffocate when other animals pile on top of them in overcrowded, poorly loaded cages. During slaughter, dangled upside down on a conveyor belt, the throats are slit and they are left to bleed to death. Others may be placed headfirst in tubes to restrict their movement while they slowly bleed to death.</text:p>
      <text:p text:style-name="P1"/>
      <text:h text:style-name="Heading_20_1" text:outline-level="1">Fish</text:h>
      <text:p text:style-name="P1"/>
      <text:p text:style-name="P1">Commercial fishers use vast factory trawlers the size of football fields and advanced electronic equipment to track and catch fish. Huge nets stretch across the ocean, swallowing up everything in their path. These factory trawlers, coupled with our increased appetites for seafood, are emptying the oceans of sea life at an alarming pace. Already 13 of the 17 major global fisheries are depleted or in serious decline. The other four are overexploited or fully exploited. The recent outbreak of Pfiesteria, a microorganism 1000 times more potent than cyanide, spawned from million of gallons of raw hog feces and urine poured into rivers, lakes and oceans. [It is] threatening sea life and humans alike, Pfiesteria has killed over one billion fish, the Southeast's largest kill on record, and it's spreading. Traces of Pfiesteria have already been found from Long Island to the Florida Gulf at distances up to 1,000 miles.</text:p>
      <text:p text:style-name="P1"/>
      <text:h text:style-name="Heading_20_1" text:outline-level="1">Whales</text:h>
      <text:p text:style-name="P1"/>
      <text:p text:style-name="P1">The International Whaling Commission prohibited commercial whaling in 1985. However, many countries continue to kill whales for the so-called exotic meat. They use harpoons, firearms, blunt hooks, even explosives, or drive them into authorized whaling bays where they are made to beach and can be killed with knives in the shallows.</text:p>
      <text:p text:style-name="P1"/>
      <text:h text:style-name="Heading_20_1" text:outline-level="1">Indian cows</text:h>
      <text:p text:style-name="P1"/>
      <text:p text:style-name="P1">The demand for leather comes primarily from the United States, Germany and the UK. Thousands of Indian cows are slaughtered each week for their skins, purchased from poor families in part of rural India. To relocate the animals to a state where they can legally be killed, since cattle slaughter is forbidden in most of India, the animals must be shoed and roped together in preparation for a <text:soft-page-break/>harrowing death march which could last for several days. Forced to walk through the heat and dust without food or water, coupled with the sheer stress of this terrifying experience for them, many of the animals collapse and are unable to continue. After one or two days inside the truck (???) without food and water, they are definitely thirsty and hungry, especially since it is normal for such cows to eat frequently throughout the day. But when the cattle become weary and grow faint, the bones and their tails are broken in an effort to get them back up on their feet. This is done by repeatedly pinching the tail in several areas. Handlers must constantly keep the cattle moving, pulling them by nose ropes, twisting their necks, horns or tails, causing injuries like broken pelvises, legs, ribs and horns. Chili-pepper and tobacco are also used to keep the animals walking. This practice is done by rubbing the pepper directly into their eyes in order to stimulate the animals back onto his or her feet. As many as half of the animals will already be dead by the time they arrive at the slaughterhouse. But to make the experience even more traumatic and terrifying, they are often killed in full view of each other. Instead of the required quick slice across th throat with a sharp knife, they are generally killed through hacking and sawing with a dull blade.</text:p>
      <text:p text:style-name="P1"/>
      <text:h text:style-name="Heading_20_1" text:outline-level="1">Wild animals</text:h>
      <text:p text:style-name="P1"/>
      <text:p text:style-name="P1">Over 100 million wild animals are murdered for their pelts every year, 25 million in the United States alone. These undomesticated wild animals are not accustomed to being caged, and cage madness develops when frightened and frustrated animals are driven crazy from the stress of confinement. The physical injuries these animals endure on fur farms involve broken and exposed bones, blindness, ear infections, dehydration and malnutrition, exposure to freezing temperatures, lack of veterinary care and slow death. No laws indicate the killing of animals on fur farms, therefore, the least expensive methods are the most appealing: carbon monoxide poisoning, strychnine, suffocation, breaking the neck and anal electrocution are some of the more common methods used. Death by anal electrocution is a crude process that requires a probe to be inserted in the rectum while the animal bites down on a metal conductor. Oftentimes, this inept procedure must be repeated to actually kill the animal. The skinned carcasses will later be fed to the animals still caged.</text:p>
      <text:p text:style-name="P1"/>
      <text:p text:style-name="P1"/>
      <text:p text:style-name="P1"/>
      <text:h text:style-name="Heading_20_1" text:outline-level="1"><text:soft-page-break/>Rodeos</text:h>
      <text:p text:style-name="P1"/>
      <text:p text:style-name="P1">In rodeos, bulls and broncos don't buck because they're wild, but because they're in pain: a belt called a flank strap or bucking strap is secured around the animal's body over the genital area. As the animal leaves the chute, a tight jerk on the belt is enough to start him puffing in pain.</text:p>
      <text:p text:style-name="P1"/>
      <text:h text:style-name="Heading_20_1" text:outline-level="1">Roping</text:h>
      <text:p text:style-name="P1"/>
      <text:p text:style-name="P1">Roping involves throwing the rope around the neck of a frightened animal running full speed, jerking the poor creature to a halt and slamming him or her to the ground.</text:p>
      <text:p text:style-name="P1"/>
      <text:h text:style-name="Heading_20_1" text:outline-level="1">Hunting</text:h>
      <text:p text:style-name="P1"/>
      <text:p text:style-name="P1">Besides loss of habitat, hunting is the number one threat to wildlife today. Hunters kill over 200 million animals every year. Deer, rabbits and squirrels top the list of desirable targets.</text:p>
      <text:p text:style-name="P1"/>
      <text:p text:style-name="P2">TODO: after 1:00:0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7T01:20:06.575073100</meta:creation-date>
    <dc:date>2026-04-07T01:24:11.565265500</dc:date>
    <meta:editing-duration>PT4M8S</meta:editing-duration>
    <meta:editing-cycles>1</meta:editing-cycles>
    <meta:document-statistic meta:table-count="0" meta:image-count="0" meta:object-count="0" meta:page-count="5" meta:paragraph-count="26" meta:word-count="1573" meta:character-count="9471" meta:non-whitespace-character-count="7924"/>
    <meta:generator>LibreOffice/25.8.5.2$Windows_X86_64 LibreOffice_project/9c8b85f387cc00a89945a79c9e6239f32e450ac2</meta:generator>
  </office:meta>
</office:document-meta>
</file>